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7c4a"/>
    </style:style>
    <style:style style:name="P2" style:family="paragraph" style:parent-style-name="Standard">
      <style:text-properties officeooo:rsid="000c7c4a" officeooo:paragraph-rsid="000c7c4a"/>
    </style:style>
    <style:style style:name="P3" style:family="paragraph" style:parent-style-name="Standard">
      <style:text-properties fo:color="#1e6a39" loext:opacity="100%" officeooo:rsid="000c7c4a" officeooo:paragraph-rsid="000c7c4a"/>
    </style:style>
    <style:style style:name="P4" style:family="paragraph" style:parent-style-name="Standard">
      <style:text-properties style:use-window-font-color="true" loext:opacity="0%" officeooo:rsid="000c7c4a" officeooo:paragraph-rsid="000c7c4a"/>
    </style:style>
    <style:style style:name="P5" style:family="paragraph" style:parent-style-name="Standard">
      <style:text-properties style:use-window-font-color="true" loext:opacity="0%" officeooo:rsid="000c7c4a" officeooo:paragraph-rsid="000d5489"/>
    </style:style>
    <style:style style:name="P6" style:family="paragraph" style:parent-style-name="Standard">
      <style:text-properties style:use-window-font-color="true" loext:opacity="0%" officeooo:rsid="000e03b2" officeooo:paragraph-rsid="000e03b2"/>
    </style:style>
    <style:style style:name="P7" style:family="paragraph" style:parent-style-name="Standard">
      <style:text-properties style:use-window-font-color="true" loext:opacity="0%" style:font-name="Liberation Serif" officeooo:rsid="0011f3eb" officeooo:paragraph-rsid="0011f3eb"/>
    </style:style>
    <style:style style:name="P8" style:family="paragraph" style:parent-style-name="Standard">
      <style:text-properties style:use-window-font-color="true" loext:opacity="0%" style:font-name="Liberation Serif" officeooo:rsid="0013c4f6" officeooo:paragraph-rsid="0013c4f6"/>
    </style:style>
    <style:style style:name="P9" style:family="paragraph" style:parent-style-name="Standard">
      <style:text-properties style:use-window-font-color="true" loext:opacity="0%" style:font-name="Liberation Serif" fo:font-size="20pt" officeooo:rsid="0013c4f6" officeooo:paragraph-rsid="0013c4f6" style:font-size-asian="20pt" style:font-size-complex="20pt"/>
    </style:style>
    <style:style style:name="P10" style:family="paragraph" style:parent-style-name="Standard">
      <style:text-properties style:use-window-font-color="true" loext:opacity="0%" style:font-name="Liberation Serif" style:text-underline-style="none" officeooo:rsid="0013c4f6" officeooo:paragraph-rsid="0013c4f6"/>
    </style:style>
    <style:style style:name="P11" style:family="paragraph" style:parent-style-name="Standard">
      <style:text-properties style:use-window-font-color="true" loext:opacity="0%" style:font-name="Liberation Serif" officeooo:rsid="00168c10" officeooo:paragraph-rsid="00168c10"/>
    </style:style>
    <style:style style:name="P12" style:family="paragraph" style:parent-style-name="Standard">
      <style:text-properties style:use-window-font-color="true" loext:opacity="0%" style:font-name="Liberation Serif" officeooo:rsid="00185dde" officeooo:paragraph-rsid="00185dde"/>
    </style:style>
    <style:style style:name="P13" style:family="paragraph" style:parent-style-name="Standard">
      <style:text-properties style:use-window-font-color="true" loext:opacity="0%" style:font-name="Liberation Serif" officeooo:rsid="001a2ce1" officeooo:paragraph-rsid="001a2ce1"/>
    </style:style>
    <style:style style:name="P14" style:family="paragraph" style:parent-style-name="Standard">
      <style:text-properties style:use-window-font-color="true" loext:opacity="0%" style:font-name="Liberation Serif" officeooo:rsid="001a2ce1" officeooo:paragraph-rsid="001c094f"/>
    </style:style>
    <style:style style:name="P15" style:family="paragraph" style:parent-style-name="Standard">
      <style:text-properties style:use-window-font-color="true" loext:opacity="0%" style:font-name="Liberation Serif" officeooo:rsid="001c094f" officeooo:paragraph-rsid="001c094f"/>
    </style:style>
    <style:style style:name="P16" style:family="paragraph" style:parent-style-name="Standard">
      <style:text-properties style:use-window-font-color="true" loext:opacity="0%" fo:font-size="20pt" officeooo:rsid="000e03b2" officeooo:paragraph-rsid="000e03b2" style:font-size-asian="20pt" style:font-size-complex="20pt"/>
    </style:style>
    <style:style style:name="P17" style:family="paragraph" style:parent-style-name="Standard">
      <style:text-properties officeooo:rsid="000fd87d" officeooo:paragraph-rsid="000fd87d"/>
    </style:style>
    <style:style style:name="P18" style:family="paragraph" style:parent-style-name="Standard">
      <style:text-properties officeooo:rsid="0010249e" officeooo:paragraph-rsid="0010249e"/>
    </style:style>
    <style:style style:name="P19" style:family="paragraph" style:parent-style-name="Standard">
      <style:text-properties officeooo:rsid="0010470b" officeooo:paragraph-rsid="0010470b"/>
    </style:style>
    <style:style style:name="P20" style:family="paragraph" style:parent-style-name="Standard">
      <style:text-properties officeooo:rsid="0011f3eb" officeooo:paragraph-rsid="0011f3eb"/>
    </style:style>
    <style:style style:name="P21" style:family="paragraph" style:parent-style-name="Standard">
      <style:text-properties fo:font-variant="normal" fo:text-transform="none" fo:color="#1e6a39" loext:opacity="100%" style:font-name="Liberation Serif" fo:font-size="12pt" fo:letter-spacing="normal" fo:font-style="normal" fo:font-weight="normal" officeooo:rsid="0011f3eb" officeooo:paragraph-rsid="0011f3eb"/>
    </style:style>
    <style:style style:name="P22" style:family="paragraph" style:parent-style-name="Standard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11f3eb" officeooo:paragraph-rsid="0011f3eb"/>
    </style:style>
    <style:style style:name="P23" style:family="paragraph" style:parent-style-name="Standard">
      <style:paragraph-properties fo:text-align="center" style:justify-single-word="false"/>
      <style:text-properties fo:font-size="20pt" officeooo:rsid="0014f2c7" officeooo:paragraph-rsid="0014f2c7" style:font-size-asian="20pt" style:font-size-complex="20pt"/>
    </style:style>
    <style:style style:name="P24" style:family="paragraph" style:parent-style-name="Standard">
      <style:text-properties officeooo:rsid="000fd87d" officeooo:paragraph-rsid="000fd87d"/>
    </style:style>
    <style:style style:name="P25" style:family="paragraph" style:parent-style-name="Standard">
      <style:text-properties officeooo:rsid="001c5b9a" officeooo:paragraph-rsid="001c5b9a"/>
    </style:style>
    <style:style style:name="T1" style:family="text">
      <style:text-properties fo:color="#1e6a39" loext:opacity="100%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officeooo:rsid="0010249e"/>
    </style:style>
    <style:style style:name="T4" style:family="text">
      <style:text-properties officeooo:rsid="000d5489"/>
    </style:style>
    <style:style style:name="T5" style:family="text">
      <style:text-properties officeooo:rsid="000fd87d"/>
    </style:style>
    <style:style style:name="T6" style:family="text">
      <style:text-properties fo:color="#127622" loext:opacity="100%"/>
    </style:style>
    <style:style style:name="T7" style:family="text">
      <style:text-properties fo:color="#127622" loext:opacity="100%" officeooo:rsid="000fd87d"/>
    </style:style>
    <style:style style:name="T8" style:family="text">
      <style:text-properties fo:color="#127622" loext:opacity="100%" officeooo:rsid="0010249e"/>
    </style:style>
    <style:style style:name="T9" style:family="text">
      <style:text-properties officeooo:rsid="00185dde"/>
    </style:style>
    <style:style style:name="T10" style:family="text">
      <style:text-properties fo:background-color="#ffe994" loext:char-shading-value="0"/>
    </style:style>
    <style:style style:name="T11" style:family="text">
      <style:text-properties fo:background-color="#ffaa95" loext:char-shading-value="0"/>
    </style:style>
    <style:style style:name="T12" style:family="text">
      <style:text-properties officeooo:rsid="001c094f"/>
    </style:style>
    <style:style style:name="T13" style:family="text">
      <style:text-properties fo:color="#224b12" loext:opacity="100%"/>
    </style:style>
    <style:style style:name="T1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JQuery</text:p>
      <text:p text:style-name="P23"/>
      <text:p text:style-name="P2">Seleccionar elementos en el DOM forma tradicional:</text:p>
      <text:p text:style-name="P2"><text:tab/><text:span text:style-name="T1">document.getElementById(“#element”);</text:span></text:p>
      <text:p text:style-name="P3"><text:tab/>document.getElementByTagName(“div”);</text:p>
      <text:p text:style-name="P3"><text:tab/>var imagenes=document.querySelectorAll(“#element img”);</text:p>
      <text:p text:style-name="P2"/>
      <text:p text:style-name="P2">.querySelectorAll almacena elementos en un array que hay que recorrerlo con un bucle.</text:p>
      <text:p text:style-name="P3">ForEach: <text:a xlink:type="simple" xlink:href="https://www.freecodecamp.org/espanol/news/foreach-en-javascript-como-recorrer-un-arreglo-en-js/" text:style-name="Internet_20_link" text:visited-style-name="Visited_20_Internet_20_Link">https://www.freecodecamp.org/espanol/news/foreach-en-javascript-como-recorrer-un-arreglo-en-js/</text:a></text:p>
      <text:p text:style-name="P2"><text:tab/></text:p>
      <text:p text:style-name="P2"><text:tab/>Selectores CSS con JQuery:</text:p>
      <text:p text:style-name="P2"><text:tab/><text:tab/><text:span text:style-name="T1">Clase: $(“.element”);</text:span></text:p>
      <text:p text:style-name="P3"><text:tab/><text:tab/>Id: $(“#element”);</text:p>
      <text:p text:style-name="P3"><text:tab/><text:tab/>Selector: $(“p”);</text:p>
      <text:p text:style-name="P2"/>
      <text:p text:style-name="P1"/>
      <text:p text:style-name="P2"/>
      <text:p text:style-name="P2">Hay que cargar la librería Jquery en un script.</text:p>
      <text:p text:style-name="P2"/>
      <text:p text:style-name="P2">La siguiente instrucción sirve para ejecutar funciones una vez se ha cargado el DOM de una página web:</text:p>
      <text:p text:style-name="P3">$(document).ready(function(){</text:p>
      <text:p text:style-name="P3"><text:tab/>//código aquí</text:p>
      <text:p text:style-name="P3">});</text:p>
      <text:p text:style-name="P3"/>
      <text:p text:style-name="P4">Forma tradicional:</text:p>
      <text:p text:style-name="P3">window.addEventListener('load', function (){</text:p>
      <text:p text:style-name="P3"><text:tab/>//código aquí</text:p>
      <text:p text:style-name="P3">});</text:p>
      <text:p text:style-name="P3"/>
      <text:p text:style-name="P4">Funciones encadenadas:</text:p>
      <text:p text:style-name="P4">En JQuery:</text:p>
      <text:p text:style-name="P3">$(“#obj”).width().height().text().hide().fadeIn(10000);</text:p>
      <text:p text:style-name="P4"/>
      <text:p text:style-name="P4">En Vanilla JS sería:</text:p>
      <text:p text:style-name="P3">var obj = document.getElementById(“#element”);</text:p>
      <text:p text:style-name="P3">obj.style.width=””;</text:p>
      <text:p text:style-name="P3">obj.style.height=””;</text:p>
      <text:p text:style-name="P3">obj.innerHTML=”texto”; <text:span text:style-name="T2">(cambiar el texto de un elemento del DOM)</text:span></text:p>
      <text:p text:style-name="P3"/>
      <text:p text:style-name="P4">Funciones JQuery:</text:p>
      <text:p text:style-name="P3"/>
      <text:p text:style-name="P4"><text:span text:style-name="T1">.html()</text:span> - Reemplazar texto y etiquetas</text:p>
      <text:p text:style-name="P4"><text:span text:style-name="T1">.text()</text:span> - Sustituye texto pero no manipula etiquetas HTML</text:p>
      <text:p text:style-name="P4"><text:span text:style-name="T1">.after()</text:span> - Incluye texto después y fuera del contenedor señalado</text:p>
      <text:p text:style-name="P4"><text:span text:style-name="T1">.before()</text:span> - Incluye texto antes y fuera del contenedor señalado</text:p>
      <text:p text:style-name="P4"><text:span text:style-name="T1">.append()</text:span> - Incluye texto a continuación y dentro del contenedor señalado</text:p>
      <text:p text:style-name="P4"><text:span text:style-name="T1">.prepend()</text:span> - Incluye texto al principio y dentro del contenedor señalado</text:p>
      <text:p text:style-name="P4"><text:span text:style-name="T1">.remove()</text:span> - <text:span text:style-name="T4">Elimina un elemento dependiendo del evento indicado (click, mouseover,...)</text:span></text:p>
      <text:p text:style-name="P5"><text:span text:style-name="T1">.replaceWith()</text:span> - <text:span text:style-name="T4">Reemplaza un elemento dependiendo del evento indicado (click, mouseover,...)</text:span></text:p>
      <text:p text:style-name="P4"><text:soft-page-break/></text:p>
      <text:p text:style-name="P6"/>
      <text:p text:style-name="P6"/>
      <text:p text:style-name="P16">Cambiando atributos CSS:</text:p>
      <text:p text:style-name="P6"><text:span text:style-name="T1">.addClass()</text:span> - Añade una clase a un elemento</text:p>
      <text:p text:style-name="P6"><text:span text:style-name="T1">.removeClass()</text:span> - Quita una clase a un elemento</text:p>
      <text:p text:style-name="P6"><text:span text:style-name="T1">.toggleClass()</text:span> - Es como un switch on/off</text:p>
      <text:p text:style-name="P2"/>
      <text:p text:style-name="P2"><text:span text:style-name="T3">Diferencias</text:span><text:span text:style-name="T8"> </text:span><text:span text:style-name="T6">.</text:span><text:span text:style-name="T7">hover</text:span><text:span text:style-name="T8">()</text:span><text:span text:style-name="T5"> y </text:span><text:span text:style-name="T7">.toggle</text:span><text:span text:style-name="T8">()</text:span></text:p>
      <text:p text:style-name="P17">La funcion <text:span text:style-name="T6">.hover</text:span> maneja los eventos onmouseover y onmouseout y la función <text:span text:style-name="T6">.toggle</text:span> maneja el evento onclick.</text:p>
      <text:p text:style-name="P17"/>
      <text:p text:style-name="P25">La funcion <text:span text:style-name="T6">.hover()</text:span> tiene dos argumentos, los cuales son</text:p>
      <text:p text:style-name="P25">.hover(<text:span text:style-name="T14"/></text:p>
      <text:p text:style-name="P25"><text:tab/>()=&gt;{onmouseover},</text:p>
      <text:p text:style-name="P25"><text:tab/>()=&gt;{onmouseout}</text:p>
      <text:p text:style-name="P25">);</text:p>
      <text:p text:style-name="P17"/>
      <text:p text:style-name="P18">Función <text:span text:style-name="T1">.next()</text:span></text:p>
      <text:p text:style-name="P19">Ejercicio FAQ, en el cual se puede evitar el array .querySelectAll() y un bucle for para apuntar a elementos construidos de la misma manera.</text:p>
      <text:p text:style-name="P19"/>
      <text:p text:style-name="P20">Funcion <text:span text:style-name="T1">bind()</text:span>. Parámetros:</text:p>
      <text:p text:style-name="P21">$(“selector”).bind(“evento”, función);</text:p>
      <text:p text:style-name="P21">$(“selector”).bind(“evento1 evento2”, datos, función);</text:p>
      <text:p text:style-name="P22">El evento puede ser: click, mouseover o keypress.</text:p>
      <text:p text:style-name="P22">En la función puede que necesitemos hacer referencia al objeto con el parámetro e para evitar la propagación del evento con el método .stopPropagation()</text:p>
      <text:p text:style-name="P20"/>
      <text:p text:style-name="P7"/>
      <text:p text:style-name="P9">Efectos y animaciones</text:p>
      <text:p text:style-name="P8"/>
      <text:p text:style-name="P8">Mostrar y ocultar: <text:span text:style-name="T1">show()</text:span>, <text:span text:style-name="T1">hide()</text:span>, <text:span text:style-name="T1">toggle()</text:span></text:p>
      <text:p text:style-name="P8">Aparecer y desvanecer: <text:span text:style-name="T1">fadeIn()</text:span>, <text:span text:style-name="T1">fadeOut()</text:span>,<text:span text:style-name="T1"> fadeToggle()</text:span>, <text:span text:style-name="T1">fadeTo()</text:span></text:p>
      <text:p text:style-name="P8">Deslizar: <text:span text:style-name="T1">slideDown()</text:span>, <text:span text:style-name="T1">SlideUp()</text:span>, <text:span text:style-name="T1">SlideToggle()</text:span></text:p>
      <text:p text:style-name="P8"/>
      <text:p text:style-name="P11">Animaciones cambiando valores numéricos de las propiedades: <text:span text:style-name="T6">.animate({})</text:span></text:p>
      <text:p text:style-name="P11">Dentro de la llave van las propiedades css con sus valores y las propiedades cuando se componen de dos palabras por ejemplo, margin-left, se escribe junto, marginLeft, <text:span text:style-name="T9">y el valor entre comillas.</text:span></text:p>
      <text:p text:style-name="P13">La función va dentro del evento, por ejemplo:</text:p>
      <text:p text:style-name="P13"/>
      <text:p text:style-name="P13">$(“selector1”).<text:span text:style-name="T10">click</text:span>(()=&gt;{</text:p>
      <text:p text:style-name="P13"><text:tab/>$(“selector2”).<text:span text:style-name="T11">animate</text:span>({</text:p>
      <text:p text:style-name="P13"><text:tab/><text:tab/>marginLeft:”+=50px”</text:p>
      <text:p text:style-name="P13"><text:tab/><text:tab/>});</text:p>
      <text:p text:style-name="P13"><text:tab/>});</text:p>
      <text:p text:style-name="P13">El selector1 puede ser un botón o un elemento del DOM mediante el cual hacemos click para que otro elemento (el selector2) se mueva.</text:p>
      <text:p text:style-name="P12">Ver ejemplo del barco.</text:p>
      <text:p text:style-name="P11"/>
      <text:p text:style-name="P15">La función animate() puede recibir tres argumentos:</text:p>
      <text:p text:style-name="P14"><text:soft-page-break/>$(“selector2”).<text:span text:style-name="T11">animate</text:span>({<text:span text:style-name="T12">propiedades:valores}, tiempo en milisegundos, función anónima o callback);</text:span></text:p>
      <text:p text:style-name="P14"/>
      <text:p text:style-name="P15">La función <text:span text:style-name="T13">delay()</text:span> ayuda a que una función se ejecute durante un tiempo determinado.</text:p>
      <text:p text:style-name="P10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5T13:37:29.516000000</meta:creation-date>
    <dc:date>2023-09-18T15:22:00.808000000</dc:date>
    <meta:editing-duration>PT15H12M18S</meta:editing-duration>
    <meta:editing-cycles>15</meta:editing-cycles>
    <meta:generator>LibreOffice/7.5.0.3$Windows_X86_64 LibreOffice_project/c21113d003cd3efa8c53188764377a8272d9d6de</meta:generator>
    <meta:document-statistic meta:table-count="0" meta:image-count="0" meta:object-count="0" meta:page-count="3" meta:paragraph-count="73" meta:word-count="439" meta:character-count="3384" meta:non-whitespace-character-count="2996"/>
  </office:meta>
</office:document-meta>
</file>